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L_Medium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CARD</text:p>
          </table:table-cell>
          <table:table-cell office:value-type="string" table:style-name="ce2">
            <text:p>QSO confirmation via paper QSL car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QSO confirmation via eQSL.cc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LOTW</text:p>
          </table:table-cell>
          <table:table-cell office:value-type="string" table:style-name="ce2">
            <text:p>QSO confirmation via ARRL Logbook of the World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QSL_Medium Enumeration exported from Released ADIF Specification 3.1.7</dc:title>
    <meta:initial-creator>ADIF Development Group</meta:initial-creator>
    <dc:creator>Graham Smith</dc:creator>
    <meta:creation-date>2026-03-22T12:41:49Z</meta:creation-date>
    <dc:date>2026-03-22T12:41:49Z</dc:date>
    <meta:editing-duration>PT0S</meta:editing-duration>
    <meta:user-defined meta:name="ADIF Version">3.1.7</meta:user-defined>
    <meta:user-defined meta:name="ADIF Status">Released</meta:user-defined>
  </office:meta>
</office:document-meta>
</file>